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line-height="150%" fo:text-align="justify" style:justify-single-word="false"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3"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4"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ES" style:font-size-asian="12pt" style:language-asian="es" style:country-asian="ES" style:font-size-complex="12pt"/>
    </style:style>
    <style:style style:name="P5"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fo:language="es" fo:country="ES" style:font-size-asian="12pt" style:language-asian="es" style:country-asian="ES" style:font-size-complex="12pt"/>
    </style:style>
    <style:style style:name="P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italic" style:font-size-asian="12pt" style:language-asian="es" style:country-asian="ES" style:font-style-asian="italic" style:font-size-complex="12pt" style:font-style-complex="italic"/>
    </style:style>
    <style:style style:name="P7"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language="es" fo:country="ES" fo:font-weight="bold" style:font-size-asian="14pt" style:language-asian="es" style:country-asian="ES" style:font-weight-asian="bold" style:font-size-complex="14pt" style:font-weight-complex="bold"/>
    </style:style>
    <style:style style:name="P8" style:family="paragraph" style:parent-style-name="Title">
      <style:paragraph-properties fo:text-align="start" style:justify-single-word="false"/>
      <style:text-properties fo:language="es" fo:country="ES"/>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style:font-weight-asian="bold"/>
    </style:style>
    <style:style style:name="T4" style:family="text">
      <style:text-properties style:font-weight-complex="bold"/>
    </style:style>
    <style:style style:name="T5"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ormulario de registro de solicitudes de clientes N 1</text:p>
      <text:p text:style-name="P7"/>
      <text:p text:style-name="P3">Identificación del Proyecto:<text:span text:style-name="T1"> Sistema de facturación Forestal</text:span><text:tab/><text:tab/> <text:s text:c="4"/><text:span text:style-name="T1">22 /06 /2009</text:span></text:p>
      <text:p text:style-name="P4"/>
      <text:p text:style-name="P3"/>
      <text:p text:style-name="P4">Representante del Cliente : _____________________________</text:p>
      <text:p text:style-name="P3"/>
      <text:p text:style-name="P3"/>
      <text:p text:style-name="P4">Encargado: <text:span text:style-name="T1">Ellen Mendez</text:span></text:p>
      <text:p text:style-name="P4"/>
      <text:p text:style-name="P3"/>
      <text:p text:style-name="P3">Descripción de necesidades básicas :</text:p>
      <text:p text:style-name="P4"/>
      <text:p text:style-name="P1"><text:tab/>Se desea un sistema de acceso web, en el cual los contratistas de la licitación puedan acceder para realizar el registro de los trabajos realizados por día. </text:p>
      <text:p text:style-name="P1"><text:tab/>Las empresas que trabajan para el departamento son tercerizados a la empresa por lo que para cada ciclo de trabajo se realiza una licitación publica para contratar los servicios por un periodo de tiempo. </text:p>
      <text:p text:style-name="P1"><text:tab/>Las licitaciones tiene montos mínimos y máximos que deben ser ejecutados por las empresas. <text:tab/>Mensualmente el contratista deberá presentar su pedido de pago con el anexo de los reportes remitidos por el sistema.</text:p>
      <text:p text:style-name="P1">Actualmente se posee un sistema de ventanas basado en la arquitectura cliente servidor, el cual no posee módulos de seguridad de acceso, permisos, etc. Cada contratista posee una base de datos y el sistema instalado en sus maquinas. Mensualmente los datos son traídos al departamento en una planilla electrónica pre-formateada para ser importada al sistema en las oficinas del departamento.</text:p>
      <text:p text:style-name="P1"><text:tab/>La idea básica es la implementación de un sistema que controle las licitaciones, ordenes y registros de trabajo diarios y mensuales de los contratista.</text:p>
      <text:p text:style-name="P1"><text:tab/>Ademas deberá proporcionar datos estadísticos que puedan ayudar a la toma de decisiones del departamento.</text:p>
      <text:p text:style-name="P1"><text:tab/>Los precios de los trabajos están definidos según el precio del combustible actual y el salario minino. Ante alguna variación de estas variables se realiza una operación denominada reajuste. El reajuste puede ser realizada varias veces en el proceso de trabajo. </text:p>
      <text:p text:style-name="P1"><text:tab/>Para cada zona del país de definen ciertos programas. Los contratistas que se adjudiquen en la licitación <text:s/>deberán estar relacionados con un programa especifico que define la zona de cobertura de los trabajos. </text:p>
      <text:p text:style-name="P1"><text:tab/>Ademas se tiene en cuenta los centros de distribución que marcan los rangos de trabajos. Se pueden generar varios mapas relacionados con un centro de distribución.</text:p>
      <text:p text:style-name="P1"><text:soft-page-break/><text:tab/>Cada trabajo es relacionado a un fiscal para su control y una orden de trabajo no puede entrar en facturación sin fiscalización.</text:p>
      <text:p text:style-name="P2"/>
      <text:p text:style-name="P2"/>
      <text:p text:style-name="P3">Observaciones:</text:p>
      <text:p text:style-name="P4"/>
      <text:p text:style-name="P6"><text:tab/>El mismo deberá ser modular para poder ampliarlo para manejo de los mapas con las ubicaciones y el tipo de trabajo a realizar o a la atención de reclamos.</text:p>
      <text:p text:style-name="P6"><text:tab/>Puede haber mas de una licitación por anho.</text:p>
      <text:p text:style-name="P6"><text:tab/>El cliente provee una copia del contrato donde figura detalladamente la lógica de funcionamiento de los procesos.</text:p>
      <text:p text:style-name="P6"><text:tab/>Se observan 3 módulos bases: Definiciones, Ejecución de obras, Estadístico.</text:p>
      <text:p text:style-name="P4"/>
      <text:p text:style-name="P4"/>
      <text:p text:style-name="P4"/>
      <text:p text:style-name="P4"/>
      <text:p text:style-name="P4">________________________________<text:tab/><text:tab/>____________________________</text:p>
      <text:p text:style-name="P5"><text:s text:c="14"/>Encargado del Proyecto<text:tab/><text:tab/><text:tab/><text:tab/>VB del Client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7-08T19:08:14.25</meta:creation-date>
    <dc:date>2009-07-08T20:13:02.99</dc:date>
    <dc:creator>Ellen L. Mendez</dc:creator>
    <meta:editing-duration>PT00H17M40S</meta:editing-duration>
    <meta:editing-cycles>2</meta:editing-cycles>
    <meta:generator>OpenOffice.org/3.0$Win32 OpenOffice.org_project/300m9$Build-9358</meta:generator>
    <meta:document-statistic meta:table-count="0" meta:image-count="0" meta:object-count="0" meta:page-count="2" meta:paragraph-count="22" meta:word-count="420" meta:character-count="2756"/>
    <meta:user-defined meta:name="Información 1"/>
    <meta:user-defined meta:name="Información 2"/>
    <meta:user-defined meta:name="Información 3"/>
    <meta:user-defined meta:name="Información 4"/>
  </office:meta>
</office:document-meta>
</file>